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5F00000310E03D11EA3ED480A5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Padrão">
        <draw:frame draw:name="Content Placeholder 1" draw:style-name="gr1" draw:text-style-name="P1" draw:layer="layout" svg:width="20.778cm" svg:height="14.57cm" svg:x="0.501cm" svg:y="0.5cm">
          <draw:image xlink:href="Pictures/100000010000045F00000310E03D11EA3ED480A5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1.78cm" fo:page-height="15.5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10-18T08:22:23.761200346</dc:date>
    <meta:editing-duration>PT19H12M21S</meta:editing-duration>
    <meta:editing-cycles>26</meta:editing-cycles>
    <meta:generator>LibreOffice/7.4.1.2$Linux_X86_64 LibreOffice_project/40$Build-2</meta:generator>
    <meta:document-statistic meta:object-count="1"/>
  </office:meta>
</office:document-meta>
</file>